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ans-serif"/>
    <style:font-face style:name="Calisto MT" svg:font-family="'Calisto MT', 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e5323" officeooo:paragraph-rsid="001e5323"/>
    </style:style>
    <style:style style:name="P2" style:family="paragraph" style:parent-style-name="Standard">
      <style:paragraph-properties fo:text-align="center" style:justify-single-word="false"/>
      <style:text-properties fo:font-size="24pt" officeooo:rsid="001e5323" officeooo:paragraph-rsid="001e5323" style:font-size-asian="24pt" style:font-size-complex="24pt"/>
    </style:style>
    <style:style style:name="P3" style:family="paragraph" style:parent-style-name="Standard" style:list-style-name="L1">
      <style:text-properties officeooo:rsid="001e5323" officeooo:paragraph-rsid="001e5323"/>
    </style:style>
    <style:style style:name="P4" style:family="paragraph" style:parent-style-name="Standard">
      <style:text-properties officeooo:rsid="00200dec" officeooo:paragraph-rsid="00200dec"/>
    </style:style>
    <style:style style:name="P5" style:family="paragraph" style:parent-style-name="Standard">
      <style:text-properties officeooo:rsid="00207d4f" officeooo:paragraph-rsid="00207d4f"/>
    </style:style>
    <style:style style:name="P6"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style:text-properties fo:font-variant="normal" fo:text-transform="none" fo:color="#2f5597" loext:opacity="100%" style:font-name="Calisto MT" fo:font-size="20pt" fo:letter-spacing="normal" fo:font-style="normal" fo:font-weight="bold"/>
    </style:style>
    <style:style style:name="P7" style:family="paragraph" style:parent-style-name="Text_20_body">
      <style:text-properties fo:font-variant="normal" fo:text-transform="none" fo:color="#2f5597" loext:opacity="100%" style:font-name="Calisto MT" fo:font-size="20pt" fo:letter-spacing="normal" fo:font-style="normal" fo:font-weight="bold" officeooo:rsid="00200dec" officeooo:paragraph-rsid="00200dec"/>
    </style:style>
    <style:style style:name="P8"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style:text-properties fo:font-variant="normal" fo:text-transform="none" fo:color="#2f5597" loext:opacity="100%" fo:letter-spacing="normal"/>
    </style:style>
    <style:style style:name="P9"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222222" loext:opacity="100%" fo:letter-spacing="normal"/>
    </style:style>
    <style:style style:name="P10"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style:text-properties fo:font-variant="normal" fo:text-transform="none" fo:color="#222222" loext:opacity="100%" fo:letter-spacing="normal"/>
    </style:style>
    <style:style style:name="P11"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style:text-properties fo:font-variant="normal" fo:text-transform="none" fo:color="#222222" loext:opacity="100%" style:font-name="Calisto MT" fo:font-size="16pt" fo:letter-spacing="normal" fo:font-style="normal" fo:font-weight="bold"/>
    </style:style>
    <style:style style:name="P12"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style:text-properties fo:font-variant="normal" fo:text-transform="none" fo:color="#00b0f0" loext:opacity="100%" style:font-name="Calibri" fo:font-size="22pt" fo:letter-spacing="normal" fo:font-style="normal" fo:font-weight="normal"/>
    </style:style>
    <style:style style:name="T1" style:family="text">
      <style:text-properties officeooo:rsid="001f017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th 5099 – Colloquium </text:p>
      <text:p text:style-name="P2">Spring 2025</text:p>
      <text:p text:style-name="P1"/>
      <text:p text:style-name="P1">Rubric </text:p>
      <text:list text:style-name="L1">
        <text:list-item>
          <text:p text:style-name="P3"/>
          <text:list>
            <text:list-item>
              <text:p text:style-name="P3">why the field is important</text:p>
            </text:list-item>
            <text:list-item>
              <text:p text:style-name="P3">what problem is solved</text:p>
            </text:list-item>
            <text:list-item>
              <text:p text:style-name="P3">how solving the problem helps the field.</text:p>
            </text:list-item>
          </text:list>
        </text:list-item>
        <text:list-item>
          <text:p text:style-name="P3"/>
          <text:list>
            <text:list-item>
              <text:p text:style-name="P3">Captures the audiences attention</text:p>
            </text:list-item>
            <text:list-item>
              <text:p text:style-name="P3">audience taeks away fromt eh talk</text:p>
            </text:list-item>
            <text:list-item>
              <text:p text:style-name="P3">Professionalism, respect, recognizes contribution</text:p>
            </text:list-item>
          </text:list>
        </text:list-item>
        <text:list-item>
          <text:p text:style-name="P3"/>
          <text:list>
            <text:list-item>
              <text:p text:style-name="P3">Talk ends on time.</text:p>
            </text:list-item>
            <text:list-item>
              <text:p text:style-name="P3">Title and abstract provided at the least a week in advance</text:p>
            </text:list-item>
          </text:list>
        </text:list-item>
      </text:list>
      <text:p text:style-name="P1"/>
      <text:p text:style-name="P1"><text:span text:style-name="T1">U</text:span>se abstraction and reflection and enter on Canvas.</text:p>
      <text:p text:style-name="P1"/>
      <text:p text:style-name="P7">Department of Mathematics and Systems Engineering</text:p>
      <text:p text:style-name="P8"> </text:p>
      <text:p text:style-name="P6">Colloquium</text:p>
      <text:p text:style-name="P9"> </text:p>
      <text:p text:style-name="P9"> </text:p>
      <text:p text:style-name="P12">(N,q)-Laplacian equations with critical exponential growth and jumping nonlinearities</text:p>
      <text:p text:style-name="P10"> </text:p>
      <text:p text:style-name="P11">Speaker: Dr. Bruno Ribeiro</text:p>
      <text:p text:style-name="P4"/>
      <text:p text:style-name="P4">We establish the existence of two solutions for a class of nonhomogeneous critical exponential problems involving the (N,q)-Laplacian in bounded domains of R^N. The nonlinearity exhibits a one-sided critical behavior, allowing the existence of solutions without requiring control over the norm of the nonhomogeneous term—a common assumption in problems of this type. The results are obtained using variational methods in a classical yet technically involved approach. This talk will focus on the key ideas underlying these techniques while avoiding excessive technical details.</text:p>
      <text:p text:style-name="P4"/>
      <text:p text:style-name="P4">Dr. Bruno Ribeiro is a professor at the Federal University of Paraíba (UFPB), Brazil, since 2009. He obtained his Ph.D. in Mathematics (Partial Differential Equations) from the University of Campinas <text:soft-page-break/>(UNICAMP) in 2010. He served as the coordinator of the Professional Master’s Program of that institution in Mathematics from 2013 to 2017 and as the head of the Department of Mathematics at UFPB from 2019 to 2023. Currently, he is a research productivity fellow funded by CNPq (Brazil’s federal agency for scientific research and development) and is visiting Florida Tech as a research scholar, collaborating with Dr. Kanishka Perera.</text:p>
      <text:p text:style-name="P4"/>
      <text:p text:style-name="P5">A problem from the 70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ans-serif"/>
    <style:font-face style:name="Calisto MT" svg:font-family="'Calisto MT', 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5T15:55:18.589233463</meta:creation-date>
    <meta:generator>LibreOffice/24.2.7.2$Linux_X86_64 LibreOffice_project/420$Build-2</meta:generator>
    <dc:date>2025-02-20T12:19:30.944325312</dc:date>
    <meta:editing-duration>PT20H12M20S</meta:editing-duration>
    <meta:editing-cycles>5</meta:editing-cycles>
    <meta:document-statistic meta:table-count="0" meta:image-count="0" meta:object-count="0" meta:page-count="2" meta:paragraph-count="26" meta:word-count="277" meta:character-count="1788" meta:non-whitespace-character-count="1535"/>
  </office:meta>
</office:document-meta>
</file>